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ebc3" officeooo:paragraph-rsid="001cebc3" style:font-weight-asian="bold" style:font-weight-complex="bold"/>
    </style:style>
    <style:style style:name="P2" style:family="paragraph" style:parent-style-name="Standard">
      <style:text-properties fo:font-weight="bold" officeooo:rsid="002501f2" officeooo:paragraph-rsid="002501f2" style:font-weight-asian="bold" style:font-weight-complex="bold"/>
    </style:style>
    <style:style style:name="P3" style:family="paragraph" style:parent-style-name="Standard">
      <style:text-properties fo:language="en" fo:country="US" officeooo:rsid="001cebc3" officeooo:paragraph-rsid="001cebc3"/>
    </style:style>
    <style:style style:name="P4" style:family="paragraph" style:parent-style-name="Standard">
      <style:text-properties fo:language="en" fo:country="US" officeooo:rsid="001ebf3c" officeooo:paragraph-rsid="001ebf3c"/>
    </style:style>
    <style:style style:name="P5" style:family="paragraph" style:parent-style-name="Standard">
      <style:text-properties fo:language="en" fo:country="US" officeooo:rsid="0020807b" officeooo:paragraph-rsid="0020807b"/>
    </style:style>
    <style:style style:name="P6" style:family="paragraph" style:parent-style-name="Standard">
      <style:text-properties fo:language="en" fo:country="US" officeooo:rsid="002131c8" officeooo:paragraph-rsid="002131c8"/>
    </style:style>
    <style:style style:name="P7" style:family="paragraph" style:parent-style-name="Standard">
      <style:text-properties fo:language="en" fo:country="US" officeooo:rsid="002131c8" officeooo:paragraph-rsid="00228e63"/>
    </style:style>
    <style:style style:name="P8" style:family="paragraph" style:parent-style-name="Standard">
      <style:text-properties fo:language="en" fo:country="US" officeooo:rsid="00228e63" officeooo:paragraph-rsid="00228e63"/>
    </style:style>
    <style:style style:name="P9" style:family="paragraph" style:parent-style-name="Standard">
      <style:text-properties fo:language="en" fo:country="US" officeooo:rsid="0022e0b0" officeooo:paragraph-rsid="0022e0b0"/>
    </style:style>
    <style:style style:name="P10" style:family="paragraph" style:parent-style-name="Standard">
      <style:text-properties fo:language="en" fo:country="US" officeooo:rsid="002501f2" officeooo:paragraph-rsid="002501f2"/>
    </style:style>
    <style:style style:name="P11" style:family="paragraph" style:parent-style-name="Standard">
      <style:text-properties fo:language="en" fo:country="US" fo:font-weight="bold" officeooo:rsid="002131c8" officeooo:paragraph-rsid="002131c8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2c23b" officeooo:paragraph-rsid="0022c23b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5d0d1" officeooo:paragraph-rsid="0025d0d1" style:font-weight-asian="bold" style:font-weight-complex="bold"/>
    </style:style>
    <style:style style:name="P14" style:family="paragraph" style:parent-style-name="Standard">
      <style:text-properties fo:language="en" fo:country="US" officeooo:rsid="0027abda" officeooo:paragraph-rsid="0027abda"/>
    </style:style>
    <style:style style:name="P15" style:family="paragraph" style:parent-style-name="Standard">
      <style:text-properties fo:language="en" fo:country="US" officeooo:rsid="0027f07b" officeooo:paragraph-rsid="0027f07b"/>
    </style:style>
    <style:style style:name="P16" style:family="paragraph" style:parent-style-name="Standard">
      <style:text-properties officeooo:paragraph-rsid="0022e0b0"/>
    </style:style>
    <style:style style:name="P17" style:family="paragraph" style:parent-style-name="Standard">
      <style:text-properties officeooo:paragraph-rsid="0020807b"/>
    </style:style>
    <style:style style:name="P18" style:family="paragraph" style:parent-style-name="Standard">
      <style:text-properties officeooo:rsid="0025337d" officeooo:paragraph-rsid="0025337d"/>
    </style:style>
    <style:style style:name="T1" style:family="text">
      <style:text-properties officeooo:rsid="00228e6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2e0b0"/>
    </style:style>
    <style:style style:name="T4" style:family="text">
      <style:text-properties fo:language="en" fo:country="US" officeooo:rsid="00233e54"/>
    </style:style>
    <style:style style:name="T5" style:family="text">
      <style:text-properties fo:language="en" fo:country="US" officeooo:rsid="0025337d"/>
    </style:style>
    <style:style style:name="T6" style:family="text">
      <style:text-properties fo:language="en" fo:country="US" officeooo:rsid="0020807b"/>
    </style:style>
    <style:style style:name="T7" style:family="text">
      <style:text-properties fo:language="en" fo:country="US" fo:font-weight="bold" officeooo:rsid="0025337d" style:font-weight-asian="bold" style:font-weight-complex="bold"/>
    </style:style>
    <style:style style:name="T8" style:family="text">
      <style:text-properties fo:language="en" fo:country="US" fo:font-weight="bold" officeooo:rsid="0020807b" style:font-weight-asian="bold" style:font-weight-complex="bold"/>
    </style:style>
    <style:style style:name="T9" style:family="text">
      <style:text-properties officeooo:rsid="002533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82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ke de Par Blog</text:p>
      <text:p text:style-name="P3">Test planning</text:p>
      <text:p text:style-name="P3">Tjitze de Boer</text:p>
      <text:p text:style-name="P3"/>
      <text:p text:style-name="P15">Please answer each question <text:span text:style-name="T11">with at least a yes or no.</text:span></text:p>
      <text:p text:style-name="P3"/>
      <text:p text:style-name="P14">Username: Honke</text:p>
      <text:p text:style-name="P14">Password: ZoalsHetOoitWas4444</text:p>
      <text:p text:style-name="P3"/>
      <text:p text:style-name="P13">Index</text:p>
      <text:p text:style-name="P4">Is the date in the top left corner the date of today?</text:p>
      <text:p text:style-name="P5">Is there a short saying beneath “Wenk van de week”?</text:p>
      <text:p text:style-name="P5"/>
      <text:p text:style-name="P6"><text:span text:style-name="T10">Login</text:span>.</text:p>
      <text:p text:style-name="P6">Can you login with the given username and password?</text:p>
      <text:p text:style-name="P10">When you’re logged in can you insert and logout links?</text:p>
      <text:p text:style-name="P5"/>
      <text:p text:style-name="P17"><text:span text:style-name="T7">I</text:span><text:span text:style-name="T8">nsert</text:span><text:span text:style-name="T6">.</text:span></text:p>
      <text:p text:style-name="P6">Can you submit an empty form?</text:p>
      <text:p text:style-name="P5">When submitting a new ‘wenk’ does the one in the header change to the new one?</text:p>
      <text:p text:style-name="P8">Inside the text field of the blogpost can you make the text you select bold or italic by clicking one of the buttons?</text:p>
      <text:p text:style-name="P8">When submitting a new blogpost are you redirected to another page?</text:p>
      <text:p text:style-name="P5"/>
      <text:p text:style-name="P11">Index/<text:span text:style-name="T9">blog</text:span>.</text:p>
      <text:p text:style-name="P6">Does this page show the latest blogpost?</text:p>
      <text:p text:style-name="P7">Does the list <text:span text:style-name="T1">of titles</text:span> on the right side <text:span text:style-name="T1">go from new to old?</text:span></text:p>
      <text:p text:style-name="P7"><text:span text:style-name="T1">Does it show the month in which you made the post?</text:span></text:p>
      <text:p text:style-name="P8">Does clicking on one of those title bring you to a page where you can see the whole post?</text:p>
      <text:p text:style-name="P6"/>
      <text:p text:style-name="P12">Oude Wenken.</text:p>
      <text:p text:style-name="P9">Can you see the entries here?</text:p>
      <text:p text:style-name="P9">Are the entries displayed from new to old?</text:p>
      <text:p text:style-name="P16"><text:span text:style-name="T3">At the bottom of the list can you click on the links to </text:span><text:span text:style-name="T4">view even earlier entries and go back again?</text:span></text:p>
      <text:p text:style-name="P16"><text:span text:style-name="T4"/></text:p>
      <text:p text:style-name="P2"><text:span text:style-name="T4">L</text:span><text:span text:style-name="T2">ogout</text:span></text:p>
      <text:p text:style-name="P18"><text:span text:style-name="T2">When clicking the logout link are you redirected to the index page?</text:span></text:p>
      <text:p text:style-name="P18"><text:span text:style-name="T2">Is the link to the insert page gone?</text:span></text:p>
      <text:p text:style-name="P18"><text:span text:style-name="T2"/></text:p>
      <text:p text:style-name="P1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2:54:18.052000000</meta:creation-date>
    <dc:date>2022-02-01T10:18:54.338000000</dc:date>
    <meta:editing-duration>P3DT27M5S</meta:editing-duration>
    <meta:editing-cycles>11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9" meta:word-count="234" meta:character-count="1202" meta:non-whitespace-character-count="997"/>
  </office:meta>
</office:document-meta>
</file>